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9966" draw:textarea-horizontal-align="justify" draw:textarea-vertical-align="middle" draw:auto-grow-height="false" fo:min-height="0.924cm" fo:min-width="2.574cm"/>
    </style:style>
    <style:style style:name="gr2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472cm" fo:min-width="2.622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472cm" fo:min-width="2.622cm"/>
    </style:style>
    <style:style style:name="gr4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924cm" fo:min-width="2.574cm"/>
    </style:style>
    <style:style style:name="gr5" style:family="graphic" style:parent-style-name="standard">
      <style:graphic-properties draw:stroke="none" draw:fill-color="#339966" draw:textarea-horizontal-align="justify" draw:textarea-vertical-align="middle" draw:auto-grow-height="false" fo:min-height="2.458cm" fo:min-width="4.708cm"/>
    </style:style>
    <style:style style:name="gr6" style:family="graphic" style:parent-style-name="objectwithoutfill">
      <style:graphic-properties svg:stroke-width="0.035cm" svg:stroke-color="#339966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472cm" fo:min-width="4.922cm"/>
    </style:style>
    <style:style style:name="gr8" style:family="graphic" style:parent-style-name="objectwithoutfill">
      <style:graphic-properties svg:stroke-width="0.035cm" svg:stroke-color="#cc0000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472cm" fo:min-width="4.922cm"/>
    </style:style>
    <style:style style:name="gr10" style:family="graphic" style:parent-style-name="objectwithoutfill">
      <style:graphic-properties svg:stroke-width="0.035cm" svg:stroke-color="#fce94f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924cm" fo:min-width="4.874cm"/>
    </style:style>
    <style:style style:name="gr12" style:family="graphic" style:parent-style-name="objectwithoutfill">
      <style:graphic-properties svg:stroke-width="0.035cm" svg:stroke-color="#0066ff" draw:marker-start-width="0.352cm" draw:marker-end="Rounded_20_short_20_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39966"/>
      <style:paragraph-properties fo:text-align="center"/>
      <style:text-properties fo:color="#ffffff" style:font-name="Hack1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c5000b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0084d1"/>
      <style:paragraph-properties fo:text-align="center"/>
      <style:text-properties fo:color="#ffffff" style:font-name="Hack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339966"/>
      <style:paragraph-properties fo:text-align="center"/>
      <style:text-properties fo:color="#ffffff" style:font-name="Hack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c5000b"/>
      <style:paragraph-properties fo:text-align="center"/>
      <style:text-properties fo:color="#ffffff" style:font-name="Hack1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solid" draw:fill-color="#ffd320"/>
      <style:paragraph-properties fo:text-align="center"/>
      <style:text-properties style:font-name="Hack1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solid" draw:fill-color="#0084d1"/>
      <style:paragraph-properties fo:text-align="center"/>
      <style:text-properties fo:color="#ffffff" style:font-name="Hack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style:font-name="Hack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Hack1" fo:font-size="14pt" style:font-size-asian="14pt" style:font-size-complex="14pt"/>
    </style:style>
    <style:style style:name="T4" style:family="text">
      <style:text-properties fo:color="#ffffff" style:font-name="Hack1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Hack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1.3cm" svg:x="0.2cm" svg:y="1.75cm">
          <text:p text:style-name="P1"><text:span text:style-name="T1">Application</text:span></text:p>
          <text:p text:style-name="P1"><text:span text:style-name="T1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2cm" svg:height="0.8cm" svg:x="0.2cm" svg:y="3.35cm">
          <text:p text:style-name="P1"><text:span text:style-name="T2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3.2cm" svg:height="0.8cm" svg:x="0.2cm" svg:y="4.45cm">
          <text:p text:style-name="P1"><text:span text:style-name="T2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3.2cm" svg:height="1.3cm" svg:x="0.2cm" svg:y="5.65cm">
          <text:p text:style-name="P1"><text:span text:style-name="T1">Network</text:span></text:p>
          <text:p text:style-name="P1"><text:span text:style-name="T1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5.5cm" svg:height="3cm" svg:x="7.7cm" svg:y="0.2cm">
          <text:p text:style-name="P1"><text:span text:style-name="T3">FTP, Telnet, SMTP,</text:span></text:p>
          <text:p text:style-name="P1"><text:span text:style-name="T3">DNS, DHCP, HTTP,</text:span></text:p>
          <text:p text:style-name="P1"><text:span text:style-name="T3">SIP, SNMP, SSH,</text:span></text:p>
          <text:p text:style-name="P1"><text:span text:style-name="T3">NTP, IMAP, PO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s" draw:line-skew="0cm 0.552cm" svg:x1="7.7cm" svg:y1="1.7cm" svg:x2="3.4cm" svg:y2="2.4cm" draw:start-shape="id1" draw:start-glue-point="3" draw:end-shape="id2" draw:end-glue-point="1" svg:d="M7700 1700h-500l-2747 700h-1053" svg:viewBox="0 0 4301 701">
          <text:p/>
        </draw:connector>
        <draw:custom-shape draw:style-name="gr7" draw:text-style-name="P8" xml:id="id3" draw:id="id3" draw:layer="layout" svg:width="5.5cm" svg:height="0.8cm" svg:x="7.7cm" svg:y="3.35cm">
          <text:p text:style-name="P1"><text:span text:style-name="T4">TCP,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draw:type="lines" draw:line-skew="-0.499cm 0.674cm" svg:x1="7.7cm" svg:y1="3.75cm" svg:x2="3.4cm" svg:y2="3.75cm" draw:start-shape="id3" draw:start-glue-point="3" draw:end-shape="id4" draw:end-glue-point="1" svg:d="M7700 3750h-999-2126-1175" svg:viewBox="0 0 4301 1">
          <text:p/>
        </draw:connector>
        <draw:custom-shape draw:style-name="gr9" draw:text-style-name="P9" xml:id="id5" draw:id="id5" draw:layer="layout" svg:width="5.5cm" svg:height="0.8cm" svg:x="7.701cm" svg:y="4.451cm">
          <text:p text:style-name="P1"><text:span text:style-name="T5">IP, ICMP, AR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s" svg:x1="7.701cm" svg:y1="4.851cm" svg:x2="3.4cm" svg:y2="4.85cm" draw:start-shape="id5" draw:start-glue-point="3" draw:end-shape="id6" draw:end-glue-point="1" svg:d="M7701 4851h-500l-3300-1h-501" svg:viewBox="0 0 4302 2">
          <text:p/>
        </draw:connector>
        <draw:custom-shape draw:style-name="gr11" draw:text-style-name="P10" xml:id="id7" draw:id="id7" draw:layer="layout" svg:width="5.5cm" svg:height="1.3cm" svg:x="7.701cm" svg:y="5.651cm">
          <text:p text:style-name="P1"><text:span text:style-name="T4">Ethernet, PPP, DS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draw:type="lines" svg:x1="7.701cm" svg:y1="6.301cm" svg:x2="3.4cm" svg:y2="6.3cm" draw:start-shape="id7" draw:start-glue-point="3" draw:end-shape="id8" draw:end-glue-point="1" svg:d="M7701 6301h-500l-3300-1h-501" svg:viewBox="0 0 43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9:10:30.928291005</dc:date>
    <meta:editing-duration>PT13H22M50S</meta:editing-duration>
    <meta:editing-cycles>47</meta:editing-cycles>
    <meta:generator>LibreOffice/5.2.5.1$Linux_X86_64 LibreOffice_project/20m0$Build-1</meta:generator>
    <dc:creator>Philippe Latu</dc:creator>
    <meta:document-statistic meta:object-count="12"/>
  </office:meta>
</office:document-meta>
</file>